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193in" fo:border="0.0008in solid #d9d9e3"/>
    </style:style>
    <style:style style:name="P2" style:family="paragraph" style:parent-style-name="Standard">
      <style:text-properties style:font-name="Calibri"/>
    </style:style>
    <style:style style:name="P3" style:family="paragraph" style:parent-style-name="Text_20_body">
      <style:paragraph-properties fo:padding="0.0193in" fo:border="0.0008in solid #d9d9e3"/>
    </style:style>
    <style:style style:name="T1" style:family="text">
      <style:text-properties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6pt" style:font-size-asian="16pt" style:font-size-complex="16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variant="normal" fo:text-transform="none" fo:color="#374151" style:font-name="S hne" fo:font-size="12pt" fo:letter-spacing="normal" fo:font-style="normal" fo:font-weight="normal"/>
    </style:style>
    <style:style style:name="T6" style:family="text">
      <style:text-properties fo:font-variant="normal" fo:text-transform="none" fo:color="#374151" fo:font-size="12pt" fo:letter-spacing="normal" fo:font-style="normal" fo:font-weight="normal"/>
    </style:style>
    <style:style style:name="T7" style:family="text">
      <style:text-properties fo:font-variant="normal" fo:text-transform="none" fo:color="#374151" style:font-name="Calibri" fo:font-size="12pt" fo:letter-spacing="normal" fo:font-style="normal" fo:font-weight="normal"/>
    </style:style>
    <style:style style:name="T8" style:family="text">
      <style:text-properties style:font-name="Calibri"/>
    </style:style>
    <style:style style:name="T9" style:family="text">
      <style:text-properties style:font-name="Calibri" fo:font-size="16pt" style:font-size-asian="16pt" style:font-size-complex="16pt"/>
    </style:style>
    <style:style style:name="T10" style:family="text">
      <style:text-properties style:font-name="Calibri" fo:font-size="12pt" fo:font-weight="normal" style:font-size-asian="12pt" style:font-weight-asian="normal" style:font-size-complex="12pt" style:font-weight-complex="normal"/>
    </style:style>
    <style:style style:name="T11" style:family="text">
      <style:text-properties style:font-name="Calibri" fo:font-size="10pt" fo:font-weight="normal" style:font-size-asian="10pt" style:font-weight-asian="normal" style:font-size-complex="10pt" style:font-weight-complex="normal"/>
    </style:style>
    <style:style style:name="T12" style:family="text">
      <style:text-properties style:font-name="Calibri"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9">Raji <text:s/>Kodja</text:span></text:span></text:p>
      <text:p text:style-name="P1"><text:span text:style-name="Strong_20_Emphasis"><text:span text:style-name="T10">Sr. Compositor / Lighter</text:span></text:span></text:p>
      <text:p text:style-name="P1"><text:span text:style-name="Strong_20_Emphasis"><text:span text:style-name="T11">Fort Worth, TX / 503-880-5772 / </text:span></text:span><text:a xlink:type="simple" xlink:href="mailto:rajikodja@gmail.com" text:style-name="Internet_20_link" text:visited-style-name="Visited_20_Internet_20_Link"><text:span text:style-name="Strong_20_Emphasis"><text:span text:style-name="T11">rajikodja@gmail.com</text:span></text:span></text:a><text:span text:style-name="Strong_20_Emphasis"><text:span text:style-name="T11"> / </text:span></text:span><text:a xlink:type="simple" xlink:href="https://www.imdb.com/name/nm0462671/?ref_=fn_al_nm_1" text:style-name="Internet_20_link" text:visited-style-name="Visited_20_Internet_20_Link"><text:span text:style-name="Strong_20_Emphasis"><text:span text:style-name="T11">imdb</text:span></text:span></text:a><text:span text:style-name="Strong_20_Emphasis"><text:span text:style-name="T11"> / </text:span></text:span><text:a xlink:type="simple" xlink:href="https://www.linkedin.com/in/raji-kodja-a1a5665/" text:style-name="Internet_20_link" text:visited-style-name="Visited_20_Internet_20_Link"><text:span text:style-name="Strong_20_Emphasis"><text:span text:style-name="T11">Linkedin</text:span></text:span></text:a></text:p>
      <text:p text:style-name="P1"><text:span text:style-name="Strong_20_Emphasis"><text:span text:style-name="T11">Compositing Portfolio: </text:span></text:span><text:a xlink:type="simple" xlink:href="https://rkodja.github.io/" text:style-name="Internet_20_link" text:visited-style-name="Visited_20_Internet_20_Link"><text:span text:style-name="Strong_20_Emphasis"><text:span text:style-name="T11">https://rkodja.github.io</text:span></text:span></text:a></text:p>
      <text:p text:style-name="P1"><text:span text:style-name="Strong_20_Emphasis"><text:span text:style-name="T12"/></text:span></text:p>
      <text:p text:style-name="P1"><text:span text:style-name="Strong_20_Emphasis"><text:span text:style-name="T8">Profile:</text:span></text:span><text:span text:style-name="T8"> </text:span><text:span text:style-name="T7">With 25 years of dedicated experience as a compositor, I specialize in crafting photo-realistic 2D and 3D renderings for television, animations, feature films, and the immersive realm of gaming. My expertise lies in effectively managing shifting priorities and multitasking, ensuring the delivery of high-quality results within collaborative studio environments.</text:span><text:span text:style-name="T8"> </text:span></text:p>
      <text:p text:style-name="P1"><text:span text:style-name="Strong_20_Emphasis"><text:span text:style-name="T8">Skills:</text:span></text:span><text:span text:style-name="T8"> My extensive skill set covers compositing, lighting, CGI &amp; VFX integration, feature films, TV and video productions, as well as animations. Additionally, I excel in workflow and resource management, multi-pass compositing, and I'm proficient with tools including adobe, Nuke, Shotgun, Maya, Unreal, Godot, Mocha, Python, Html</text:span></text:p>
      <text:p text:style-name="P1"><text:span text:style-name="Strong_20_Emphasis"><text:span text:style-name="T8">Experience:</text:span></text:span></text:p>
      <text:p text:style-name="P1"><text:span text:style-name="Strong_20_Emphasis"><text:span text:style-name="T8">Encore Vfx: </text:span></text:span><text:span text:style-name="Strong_20_Emphasis"><text:span text:style-name="T12">For the last few years I've been compositing various television productions with a variety of vfx workflows. Cg integration, fx integration, keying, plate extension and projections as well as <text:s/>retimes.</text:span></text:span></text:p>
      <text:p text:style-name="P1"><text:span text:style-name="T8">At </text:span><text:span text:style-name="Strong_20_Emphasis"><text:span text:style-name="T8">Blizzard</text:span></text:span><text:span text:style-name="T8"> in Irvine, CA, 2019-21, I was a utility compositor and lighter for in-game sequences in titles like </text:span><text:span text:style-name="Emphasis"><text:span text:style-name="T8">World of Warcraft</text:span></text:span><text:span text:style-name="T8"> and </text:span><text:span text:style-name="Emphasis"><text:span text:style-name="T8">Overwatch2</text:span></text:span><text:span text:style-name="T8">. My role involved compositing and lighting stylized sequences using In-Game Engine, Maya, and Nuke. I also contributed by lighting and capturing frames within the in-house Game Engine.</text:span></text:p>
      <text:p text:style-name="P1"><text:span text:style-name="T8">In 2018, at </text:span><text:span text:style-name="Strong_20_Emphasis"><text:span text:style-name="T8">Crafty Apes</text:span></text:span><text:span text:style-name="T8"> in Atlanta, I was a key contributor to various films and episodics. This encompassed background replacement, live-action and CG integration, camera projections, tracking, rotoscoping, and beauty painting. Notably, I worked on the project </text:span><text:span text:style-name="Emphasis"><text:span text:style-name="T8">Lodge49</text:span></text:span><text:span text:style-name="T8"> using Nuke, SynthEyes, and Mocha.</text:span></text:p>
      <text:p text:style-name="P1"><text:span text:style-name="T8">From 2007 to 2018, I contributed my compositor expertise to multiple projects at </text:span><text:span text:style-name="Strong_20_Emphasis"><text:span text:style-name="T8">FuseFX, The Molecule, Proof Inc, Bad Robot</text:span></text:span><text:span text:style-name="T8"> in Los Angeles and New York. This covered animation, television, films, and theme park rides. Notable roles include being a senior compositor on projects such as </text:span><text:span text:style-name="Emphasis"><text:span text:style-name="T8">Call of the Wild</text:span></text:span><text:span text:style-name="T8">, </text:span><text:span text:style-name="Emphasis"><text:span text:style-name="T8">Aquaman</text:span></text:span><text:span text:style-name="T8">, </text:span><text:span text:style-name="Emphasis"><text:span text:style-name="T8">A Wrinkle in Time</text:span></text:span><text:span text:style-name="T8">, and </text:span><text:span text:style-name="Emphasis"><text:span text:style-name="T8">Star Wars: The Force Awakens</text:span></text:span><text:span text:style-name="T8">.</text:span></text:p>
      <text:p text:style-name="P1"><text:span text:style-name="T8">During my time at </text:span><text:span text:style-name="Strong_20_Emphasis"><text:span text:style-name="T8">Sony Pictures Imageworks</text:span></text:span><text:span text:style-name="T8"> in Los Angeles from 1999 to 2011, I took on responsibilities for compositing and lighting using Nuke, Katana, and in-house tools. My efforts contributed to multiple feature films, including </text:span><text:span text:style-name="Emphasis"><text:span text:style-name="T8">Green Lantern</text:span></text:span><text:span text:style-name="T8">, </text:span><text:span text:style-name="Emphasis"><text:span text:style-name="T8">G-Force</text:span></text:span><text:span text:style-name="T8">, </text:span><text:span text:style-name="Emphasis"><text:span text:style-name="T8">Open Season</text:span></text:span><text:span text:style-name="T8">, </text:span><text:span text:style-name="Emphasis"><text:span text:style-name="T8">Anchorman</text:span></text:span><text:span text:style-name="T8">, </text:span><text:span text:style-name="Emphasis"><text:span text:style-name="T8">Cursed</text:span></text:span><text:span text:style-name="T8">, </text:span><text:span text:style-name="Emphasis"><text:span text:style-name="T8">Castaway</text:span></text:span><text:span text:style-name="T8">, and </text:span><text:span text:style-name="Emphasis"><text:span text:style-name="T8">Hollow Man</text:span></text:span><text:span text:style-name="T8">.</text:span></text:p>
      <text:p text:style-name="P1"><text:span text:style-name="Strong_20_Emphasis"><text:span text:style-name="T8">Connect:</text:span></text:span><text:span text:style-name="T8"> I'm open to new opportunities that leverage my expertise for dynamic projects. You can reach out to me via email or connect on LinkedI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6T20:06:55.93</meta:creation-date>
    <dc:date>2024-01-13T09:41:44.29</dc:date>
    <meta:editing-duration>PT45M7S</meta:editing-duration>
    <meta:editing-cycles>7</meta:editing-cycles>
    <meta:generator>OpenOffice/4.1.14$Win32 OpenOffice.org_project/4114m1$Build-9811</meta:generator>
    <meta:document-statistic meta:table-count="0" meta:image-count="0" meta:object-count="0" meta:page-count="1" meta:paragraph-count="13" meta:word-count="378" meta:character-count="2536"/>
  </office:meta>
</office:document-meta>
</file>